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SocketRequesterTests.retrieveMonoWithou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SocketRequesterTests.retrieveFluxWithou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SocketRequesterTests.retrieveMono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SocketReques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Tests.retrieveFlux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SocketRequesterTests.testSendMono( Function &lt; RequestSpec , RetrieveSpec &gt; mapper , String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SocketRequesterTests.retrieve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SocketRequesterTests.send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SocketRequesterTests.toPayloa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Tests.testSendWithAsync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RSocketRequesterTests.retrieve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SocketRequesterTests.sendWithou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SocketRequesterTests.testSendFlux( Function &lt; RequestSpec , RetrieveSpec &gt; mapper , String ... expected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RSocketRequesterTests.send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SocketRequesterTests.fluxToMonoIsRe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